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31in" table:align="margins"/>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P1" style:family="paragraph" style:parent-style-name="Standard">
      <style:text-properties style:font-name="Liberation Sans" fo:language="zxx" fo:country="none" officeooo:rsid="00140cc9" officeooo:paragraph-rsid="001760cb" style:language-asian="zxx" style:country-asian="none" style:language-complex="zxx" style:country-complex="none"/>
    </style:style>
    <style:style style:name="P2" style:family="paragraph" style:parent-style-name="Standard" style:list-style-name="L2">
      <style:text-properties style:font-name="Liberation Sans" fo:language="zxx" fo:country="none" officeooo:rsid="00140cc9" officeooo:paragraph-rsid="001760cb" style:language-asian="zxx" style:country-asian="none" style:language-complex="zxx" style:country-complex="none"/>
    </style:style>
    <style:style style:name="P3" style:family="paragraph" style:parent-style-name="Standard" style:list-style-name="L4">
      <style:text-properties style:font-name="Liberation Sans" fo:language="zxx" fo:country="none" officeooo:rsid="00140cc9" officeooo:paragraph-rsid="001760cb" style:language-asian="zxx" style:country-asian="none" style:language-complex="zxx" style:country-complex="none"/>
    </style:style>
    <style:style style:name="P4" style:family="paragraph" style:parent-style-name="Standard" style:list-style-name="L5">
      <style:text-properties style:font-name="Liberation Sans" fo:language="zxx" fo:country="none" officeooo:rsid="00140cc9" officeooo:paragraph-rsid="001760cb" style:language-asian="zxx" style:country-asian="none" style:language-complex="zxx" style:country-complex="none"/>
    </style:style>
    <style:style style:name="P5" style:family="paragraph" style:parent-style-name="Standard" style:list-style-name="L6">
      <style:text-properties style:font-name="Liberation Sans" fo:language="zxx" fo:country="none" officeooo:rsid="00140cc9" officeooo:paragraph-rsid="001760cb" style:language-asian="zxx" style:country-asian="none" style:language-complex="zxx" style:country-complex="none"/>
    </style:style>
    <style:style style:name="P6" style:family="paragraph" style:parent-style-name="Standard">
      <style:text-properties style:font-name="Liberation Sans" fo:language="zxx" fo:country="none" officeooo:rsid="00140cc9" officeooo:paragraph-rsid="00184207" style:language-asian="zxx" style:country-asian="none" style:language-complex="zxx" style:country-complex="none"/>
    </style:style>
    <style:style style:name="P7" style:family="paragraph" style:parent-style-name="Standard" style:list-style-name="L7">
      <style:text-properties style:font-name="Liberation Sans" fo:language="zxx" fo:country="none" officeooo:rsid="00140cc9" officeooo:paragraph-rsid="00184207" style:language-asian="zxx" style:country-asian="none" style:language-complex="zxx" style:country-complex="none"/>
    </style:style>
    <style:style style:name="P8" style:family="paragraph" style:parent-style-name="Standard" style:list-style-name="L11">
      <style:text-properties style:font-name="Liberation Sans" fo:language="zxx" fo:country="none" officeooo:rsid="00140cc9" officeooo:paragraph-rsid="00184207" style:language-asian="zxx" style:country-asian="none" style:language-complex="zxx" style:country-complex="none"/>
    </style:style>
    <style:style style:name="P9" style:family="paragraph" style:parent-style-name="Standard" style:list-style-name="L12">
      <style:text-properties style:font-name="Liberation Sans" fo:language="zxx" fo:country="none" officeooo:rsid="00140cc9" officeooo:paragraph-rsid="00184207" style:language-asian="zxx" style:country-asian="none" style:language-complex="zxx" style:country-complex="none"/>
    </style:style>
    <style:style style:name="P10" style:family="paragraph" style:parent-style-name="Standard" style:list-style-name="L13">
      <style:text-properties style:font-name="Liberation Sans" fo:language="zxx" fo:country="none" officeooo:rsid="00140cc9" officeooo:paragraph-rsid="00184207" style:language-asian="zxx" style:country-asian="none" style:language-complex="zxx" style:country-complex="none"/>
    </style:style>
    <style:style style:name="P11" style:family="paragraph" style:parent-style-name="Standard">
      <style:text-properties style:font-name="Liberation Sans" fo:language="zxx" fo:country="none" officeooo:rsid="001760cb" officeooo:paragraph-rsid="001760cb" style:language-asian="zxx" style:country-asian="none" style:language-complex="zxx" style:country-complex="none"/>
    </style:style>
    <style:style style:name="P12" style:family="paragraph" style:parent-style-name="Standard">
      <style:text-properties style:font-name="Liberation Sans" fo:language="zxx" fo:country="none" officeooo:rsid="00207bab" officeooo:paragraph-rsid="001c23c7" style:language-asian="zxx" style:country-asian="none" style:language-complex="zxx" style:country-complex="none"/>
    </style:style>
    <style:style style:name="P13" style:family="paragraph" style:parent-style-name="Standard" style:list-style-name="L15">
      <style:text-properties style:font-name="Liberation Sans" fo:language="zxx" fo:country="none" officeooo:rsid="00207da2" officeooo:paragraph-rsid="001c23c7" style:language-asian="zxx" style:country-asian="none" style:language-complex="zxx" style:country-complex="none"/>
    </style:style>
    <style:style style:name="P14" style:family="paragraph" style:parent-style-name="Standard" style:list-style-name="L15">
      <style:text-properties style:font-name="Liberation Sans" fo:language="zxx" fo:country="none" officeooo:rsid="00225945" officeooo:paragraph-rsid="001c23c7" style:language-asian="zxx" style:country-asian="none" style:language-complex="zxx" style:country-complex="none"/>
    </style:style>
    <style:style style:name="P15" style:family="paragraph" style:parent-style-name="Standard" style:list-style-name="L15">
      <style:text-properties style:font-name="Liberation Sans" fo:language="zxx" fo:country="none" officeooo:rsid="003303c1" officeooo:paragraph-rsid="001c23c7" style:language-asian="zxx" style:country-asian="none" style:language-complex="zxx" style:country-complex="none"/>
    </style:style>
    <style:style style:name="P16" style:family="paragraph" style:parent-style-name="Standard" style:list-style-name="L15">
      <style:text-properties style:font-name="Liberation Sans" fo:language="zxx" fo:country="none" officeooo:rsid="00230652" officeooo:paragraph-rsid="001c23c7" style:language-asian="zxx" style:country-asian="none" style:language-complex="zxx" style:country-complex="none"/>
    </style:style>
    <style:style style:name="P17" style:family="paragraph" style:parent-style-name="Standard" style:list-style-name="L15">
      <style:text-properties style:font-name="Liberation Sans" fo:language="zxx" fo:country="none" officeooo:rsid="002b1cae" officeooo:paragraph-rsid="001c23c7" style:language-asian="zxx" style:country-asian="none" style:language-complex="zxx" style:country-complex="none"/>
    </style:style>
    <style:style style:name="P18" style:family="paragraph" style:parent-style-name="Standard" style:list-style-name="L16">
      <style:text-properties style:font-name="Liberation Sans" fo:language="zxx" fo:country="none" officeooo:rsid="002a6c09" officeooo:paragraph-rsid="001c23c7" style:language-asian="zxx" style:country-asian="none" style:language-complex="zxx" style:country-complex="none"/>
    </style:style>
    <style:style style:name="P19" style:family="paragraph" style:parent-style-name="Standard" style:list-style-name="L16">
      <style:text-properties style:font-name="Liberation Sans" fo:language="zxx" fo:country="none" officeooo:rsid="003450d2" officeooo:paragraph-rsid="001c23c7" style:language-asian="zxx" style:country-asian="none" style:language-complex="zxx" style:country-complex="none"/>
    </style:style>
    <style:style style:name="P20" style:family="paragraph" style:parent-style-name="Standard" style:list-style-name="L16">
      <style:text-properties style:font-name="Liberation Sans" fo:language="zxx" fo:country="none" officeooo:rsid="002b8352" officeooo:paragraph-rsid="001c23c7" style:language-asian="zxx" style:country-asian="none" style:language-complex="zxx" style:country-complex="none"/>
    </style:style>
    <style:style style:name="P21" style:family="paragraph" style:parent-style-name="Standard" style:list-style-name="L16">
      <style:text-properties style:font-name="Liberation Sans" fo:language="zxx" fo:country="none" officeooo:rsid="002c2021" officeooo:paragraph-rsid="001c23c7" style:language-asian="zxx" style:country-asian="none" style:language-complex="zxx" style:country-complex="none"/>
    </style:style>
    <style:style style:name="P22" style:family="paragraph" style:parent-style-name="Standard" style:list-style-name="L16">
      <style:text-properties style:font-name="Liberation Sans" fo:language="zxx" fo:country="none" officeooo:rsid="002cc51b" officeooo:paragraph-rsid="001c23c7" style:language-asian="zxx" style:country-asian="none" style:language-complex="zxx" style:country-complex="none"/>
    </style:style>
    <style:style style:name="P23" style:family="paragraph" style:parent-style-name="Standard">
      <style:text-properties style:font-name="Liberation Sans" fo:language="zxx" fo:country="none" officeooo:rsid="002cc51b" officeooo:paragraph-rsid="001c23c7" style:language-asian="zxx" style:country-asian="none" style:language-complex="zxx" style:country-complex="none"/>
    </style:style>
    <style:style style:name="P24" style:family="paragraph" style:parent-style-name="Standard" style:list-style-name="L16">
      <style:text-properties style:font-name="Liberation Sans" fo:language="zxx" fo:country="none" officeooo:rsid="00359476" officeooo:paragraph-rsid="001c23c7" style:language-asian="zxx" style:country-asian="none" style:language-complex="zxx" style:country-complex="none"/>
    </style:style>
    <style:style style:name="P25" style:family="paragraph" style:parent-style-name="Standard">
      <style:text-properties style:font-name="Liberation Sans" fo:language="zxx" fo:country="none" officeooo:rsid="001fe0a7" officeooo:paragraph-rsid="001d6db3" style:language-asian="zxx" style:country-asian="none" style:language-complex="zxx" style:country-complex="none"/>
    </style:style>
    <style:style style:name="P26" style:family="paragraph" style:parent-style-name="Standard">
      <style:text-properties style:font-name="Liberation Sans" fo:language="zxx" fo:country="none" fo:font-weight="bold" officeooo:rsid="0017275a" officeooo:paragraph-rsid="0017275a" style:language-asian="zxx" style:country-asian="none" style:font-weight-asian="bold" style:language-complex="zxx" style:country-complex="none" style:font-weight-complex="bold"/>
    </style:style>
    <style:style style:name="P27" style:family="paragraph" style:parent-style-name="Standard">
      <style:text-properties style:font-name="Liberation Sans" fo:language="zxx" fo:country="none" fo:font-weight="bold" officeooo:rsid="00140cc9" officeooo:paragraph-rsid="001760cb" style:language-asian="zxx" style:country-asian="none" style:font-weight-asian="bold" style:language-complex="zxx" style:country-complex="none" style:font-weight-complex="bold"/>
    </style:style>
    <style:style style:name="P28" style:family="paragraph" style:parent-style-name="Standard">
      <style:text-properties style:font-name="Liberation Sans" fo:language="zxx" fo:country="none" fo:font-weight="bold" officeooo:rsid="00184207" officeooo:paragraph-rsid="00184207" style:language-asian="zxx" style:country-asian="none" style:font-weight-asian="bold" style:language-complex="zxx" style:country-complex="none" style:font-weight-complex="bold"/>
    </style:style>
    <style:style style:name="P29" style:family="paragraph" style:parent-style-name="Standard">
      <style:paragraph-properties fo:text-align="start" style:justify-single-word="false"/>
      <style:text-properties style:font-name="Liberation Sans" fo:font-size="12pt" fo:language="zxx" fo:country="none" fo:font-weight="bold" officeooo:rsid="001c23c7" officeooo:paragraph-rsid="001c23c7" style:font-size-asian="16pt" style:language-asian="zxx" style:country-asian="none" style:font-weight-asian="bold" style:font-size-complex="16pt" style:language-complex="zxx" style:country-complex="none" style:font-weight-complex="bold"/>
    </style:style>
    <style:style style:name="P30" style:family="paragraph" style:parent-style-name="Standard">
      <style:text-properties style:font-name="Liberation Sans" fo:font-size="12pt" fo:language="zxx" fo:country="none" fo:font-weight="bold" officeooo:rsid="001fe0a7" officeooo:paragraph-rsid="001c23c7" style:font-size-asian="14pt" style:language-asian="zxx" style:country-asian="none" style:font-weight-asian="bold" style:font-size-complex="14pt" style:language-complex="zxx" style:country-complex="none" style:font-weight-complex="bold"/>
    </style:style>
    <style:style style:name="P31" style:family="paragraph" style:parent-style-name="Standard" style:list-style-name="L17">
      <style:text-properties officeooo:paragraph-rsid="001d6db3"/>
    </style:style>
    <style:style style:name="P32" style:family="paragraph" style:parent-style-name="Standard">
      <style:text-properties style:font-name="Liberation Sans" fo:language="zxx" fo:country="none" officeooo:rsid="000833df" officeooo:paragraph-rsid="001fc2da" style:language-asian="zxx" style:country-asian="none" style:language-complex="zxx" style:country-complex="none"/>
    </style:style>
    <style:style style:name="P33" style:family="paragraph" style:parent-style-name="Standard">
      <style:text-properties style:font-name="Liberation Sans" fo:language="zxx" fo:country="none" fo:font-weight="bold" officeooo:rsid="000833df" officeooo:paragraph-rsid="001fc2da" style:language-asian="zxx" style:country-asian="none" style:font-weight-asian="bold" style:language-complex="zxx" style:country-complex="none" style:font-weight-complex="bold"/>
    </style:style>
    <style:style style:name="P34" style:family="paragraph" style:parent-style-name="Table_20_Contents">
      <style:text-properties style:font-name="Liberation Sans" fo:language="zxx" fo:country="none" officeooo:rsid="000833df" officeooo:paragraph-rsid="001fc2da" style:language-asian="zxx" style:country-asian="none" style:language-complex="zxx" style:country-complex="none"/>
    </style:style>
    <style:style style:name="P35" style:family="paragraph" style:parent-style-name="Table_20_Contents">
      <style:text-properties style:font-name="Liberation Sans" fo:language="zxx" fo:country="none" officeooo:rsid="00097d83" officeooo:paragraph-rsid="001fc2da" style:language-asian="zxx" style:country-asian="none" style:language-complex="zxx" style:country-complex="none"/>
    </style:style>
    <style:style style:name="P36" style:family="paragraph" style:parent-style-name="Table_20_Contents">
      <style:text-properties style:font-name="Liberation Sans" fo:language="zxx" fo:country="none" officeooo:rsid="000cf4dc" officeooo:paragraph-rsid="001fc2da" style:language-asian="zxx" style:country-asian="none" style:language-complex="zxx" style:country-complex="none"/>
    </style:style>
    <style:style style:name="P37" style:family="paragraph" style:parent-style-name="Table_20_Contents">
      <style:text-properties style:font-name="Liberation Sans" fo:language="zxx" fo:country="none" officeooo:rsid="000b8946" officeooo:paragraph-rsid="001fc2da" style:language-asian="zxx" style:country-asian="none" style:language-complex="zxx" style:country-complex="none"/>
    </style:style>
    <style:style style:name="P38" style:family="paragraph" style:parent-style-name="Table_20_Contents">
      <style:text-properties style:font-name="Liberation Sans" fo:language="zxx" fo:country="none" officeooo:rsid="0009bf6b" officeooo:paragraph-rsid="001fc2da" style:language-asian="zxx" style:country-asian="none" style:language-complex="zxx" style:country-complex="none"/>
    </style:style>
    <style:style style:name="P39" style:family="paragraph" style:parent-style-name="Table_20_Contents">
      <style:text-properties style:font-name="Liberation Sans" fo:language="zxx" fo:country="none" officeooo:rsid="001283d2" officeooo:paragraph-rsid="001fc2da" style:language-asian="zxx" style:country-asian="none" style:language-complex="zxx" style:country-complex="none"/>
    </style:style>
    <style:style style:name="P40" style:family="paragraph" style:parent-style-name="Table_20_Contents">
      <style:text-properties style:font-name="Liberation Sans" fo:language="zxx" fo:country="none" officeooo:rsid="001c7254" officeooo:paragraph-rsid="001fc2da" style:language-asian="zxx" style:country-asian="none" style:language-complex="zxx" style:country-complex="none"/>
    </style:style>
    <style:style style:name="P41" style:family="paragraph" style:parent-style-name="Table_20_Contents">
      <style:text-properties style:font-name="Liberation Sans" fo:language="zxx" fo:country="none" officeooo:rsid="000e9cb0" officeooo:paragraph-rsid="001fc2da" style:language-asian="zxx" style:country-asian="none" style:language-complex="zxx" style:country-complex="none"/>
    </style:style>
    <style:style style:name="P42" style:family="paragraph" style:parent-style-name="Table_20_Contents">
      <style:text-properties style:font-name="Liberation Sans" fo:language="zxx" fo:country="none" officeooo:rsid="001a5a91" officeooo:paragraph-rsid="001fc2da" style:language-asian="zxx" style:country-asian="none" style:language-complex="zxx" style:country-complex="none"/>
    </style:style>
    <style:style style:name="P43" style:family="paragraph" style:parent-style-name="Table_20_Contents">
      <style:text-properties style:font-name="Liberation Sans" fo:language="zxx" fo:country="none" officeooo:rsid="000f7677" officeooo:paragraph-rsid="001fc2da" style:language-asian="zxx" style:country-asian="none" style:language-complex="zxx" style:country-complex="none"/>
    </style:style>
    <style:style style:name="P44" style:family="paragraph" style:parent-style-name="Table_20_Contents">
      <style:text-properties style:font-name="Liberation Sans" fo:language="zxx" fo:country="none" officeooo:rsid="000ff0de" officeooo:paragraph-rsid="001fc2da" style:language-asian="zxx" style:country-asian="none" style:language-complex="zxx" style:country-complex="none"/>
    </style:style>
    <style:style style:name="P45" style:family="paragraph" style:parent-style-name="Table_20_Contents">
      <style:text-properties style:font-name="Liberation Sans" fo:language="zxx" fo:country="none" officeooo:rsid="000abf7b" officeooo:paragraph-rsid="001fc2da" style:language-asian="zxx" style:country-asian="none" style:language-complex="zxx" style:country-complex="none"/>
    </style:style>
    <style:style style:name="P46" style:family="paragraph" style:parent-style-name="Table_20_Contents">
      <style:text-properties style:font-name="Liberation Sans" fo:language="zxx" fo:country="none" officeooo:rsid="00117e9a" officeooo:paragraph-rsid="001fc2da" style:language-asian="zxx" style:country-asian="none" style:language-complex="zxx" style:country-complex="none"/>
    </style:style>
    <style:style style:name="P47" style:family="paragraph" style:parent-style-name="Table_20_Contents">
      <style:text-properties style:font-name="Liberation Sans" fo:language="zxx" fo:country="none" officeooo:paragraph-rsid="001fc2da" style:language-asian="zxx" style:country-asian="none" style:language-complex="zxx" style:country-complex="none"/>
    </style:style>
    <style:style style:name="T1" style:family="text">
      <style:text-properties style:font-name="Liberation Sans" fo:language="zxx" fo:country="none" officeooo:rsid="00207bab" style:language-asian="zxx" style:country-asian="none" style:language-complex="zxx" style:country-complex="none"/>
    </style:style>
    <style:style style:name="T2" style:family="text">
      <style:text-properties style:font-name="Liberation Sans" fo:language="zxx" fo:country="none" officeooo:rsid="0037d66e" style:language-asian="zxx" style:country-asian="none" style:language-complex="zxx" style:country-complex="none"/>
    </style:style>
    <style:style style:name="T3" style:family="text">
      <style:text-properties style:font-name="Liberation Sans" fo:language="zxx" fo:country="none" style:text-underline-style="solid" style:text-underline-width="auto" style:text-underline-color="font-color" fo:font-weight="bold" officeooo:rsid="00207bab" style:language-asian="zxx" style:country-asian="none" style:font-weight-asian="bold" style:language-complex="zxx" style:country-complex="none" style:font-weight-complex="bold"/>
    </style:style>
    <style:style style:name="T4" style:family="text">
      <style:text-properties officeooo:rsid="00140cc9"/>
    </style:style>
    <style:style style:name="T5" style:family="text">
      <style:text-properties fo:font-weight="bold" style:font-weight-asian="bold" style:font-weight-complex="bold"/>
    </style:style>
    <style:style style:name="T6" style:family="text">
      <style:text-properties fo:font-weight="bold" officeooo:rsid="0030abde" style:font-weight-asian="bold" style:font-weight-complex="bold"/>
    </style:style>
    <style:style style:name="T7" style:family="text">
      <style:text-properties fo:font-weight="bold" officeooo:rsid="002574c1" style:font-weight-asian="bold" style:font-weight-complex="bold"/>
    </style:style>
    <style:style style:name="T8" style:family="text">
      <style:text-properties fo:font-weight="bold" officeooo:rsid="0024a1ee" style:font-weight-asian="bold" style:font-weight-complex="bold"/>
    </style:style>
    <style:style style:name="T9" style:family="text">
      <style:text-properties fo:font-weight="bold" officeooo:rsid="002083f0" style:font-weight-asian="bold" style:font-weight-complex="bold"/>
    </style:style>
    <style:style style:name="T10" style:family="text">
      <style:text-properties fo:font-weight="bold" officeooo:rsid="00253fda" style:font-weight-asian="bold" style:font-weight-complex="bold"/>
    </style:style>
    <style:style style:name="T11" style:family="text">
      <style:text-properties fo:font-weight="bold" officeooo:rsid="0023bdca" style:font-weight-asian="bold" style:font-weight-complex="bold"/>
    </style:style>
    <style:style style:name="T12" style:family="text">
      <style:text-properties fo:font-weight="bold" officeooo:rsid="0025743f" style:font-weight-asian="bold" style:font-weight-complex="bold"/>
    </style:style>
    <style:style style:name="T13" style:family="text">
      <style:text-properties officeooo:rsid="0016f2ab"/>
    </style:style>
    <style:style style:name="T14" style:family="text">
      <style:text-properties fo:font-style="normal" style:font-style-asian="normal" style:font-style-complex="normal"/>
    </style:style>
    <style:style style:name="T15" style:family="text">
      <style:text-properties fo:font-style="normal" fo:font-weight="bold" officeooo:rsid="0030abde" style:font-style-asian="normal" style:font-weight-asian="bold" style:font-style-complex="normal" style:font-weight-complex="bold"/>
    </style:style>
    <style:style style:name="T16" style:family="text">
      <style:text-properties fo:font-style="normal" fo:font-weight="bold" officeooo:rsid="002574c1" style:font-style-asian="normal" style:font-weight-asian="bold" style:font-style-complex="normal" style:font-weight-complex="bold"/>
    </style:style>
    <style:style style:name="T17" style:family="text">
      <style:text-properties fo:font-style="normal" style:text-underline-style="solid" style:text-underline-width="auto" style:text-underline-color="font-color" fo:font-weight="bold" officeooo:rsid="0030abde" style:font-style-asian="normal" style:font-weight-asian="bold" style:font-style-complex="normal" style:font-weight-complex="bold"/>
    </style:style>
    <style:style style:name="T18" style:family="text">
      <style:text-properties fo:font-style="normal" style:text-underline-style="solid" style:text-underline-width="auto" style:text-underline-color="font-color" fo:font-weight="bold" officeooo:rsid="002574c1" style:font-style-asian="normal" style:font-weight-asian="bold" style:font-style-complex="normal" style:font-weight-complex="bold"/>
    </style:style>
    <style:style style:name="T19" style:family="text">
      <style:text-properties officeooo:rsid="0018d92f"/>
    </style:style>
    <style:style style:name="T20" style:family="text">
      <style:text-properties fo:font-size="14pt" style:font-size-asian="14pt" style:font-size-complex="14pt"/>
    </style:style>
    <style:style style:name="T21" style:family="text">
      <style:text-properties fo:font-size="14pt" officeooo:rsid="001d9fcf" style:font-size-asian="14pt" style:font-size-complex="14pt"/>
    </style:style>
    <style:style style:name="T22" style:family="text">
      <style:text-properties style:text-underline-style="none" fo:font-weight="bold" style:font-weight-asian="bold" style:font-weight-complex="bold"/>
    </style:style>
    <style:style style:name="T23" style:family="text">
      <style:text-properties officeooo:rsid="0037d66e"/>
    </style:style>
    <style:style style:name="T24" style:family="text">
      <style:text-properties officeooo:rsid="002574c1"/>
    </style:style>
    <style:style style:name="T25" style:family="text">
      <style:text-properties officeooo:rsid="0029ab65"/>
    </style:style>
    <style:style style:name="T26" style:family="text">
      <style:text-properties officeooo:rsid="0024a1ee"/>
    </style:style>
    <style:style style:name="T27" style:family="text">
      <style:text-properties officeooo:rsid="00326c1b"/>
    </style:style>
    <style:style style:name="T28" style:family="text">
      <style:text-properties officeooo:rsid="0033e73a"/>
    </style:style>
    <style:style style:name="T29" style:family="text">
      <style:text-properties officeooo:rsid="00253fda"/>
    </style:style>
    <style:style style:name="T30" style:family="text">
      <style:text-properties officeooo:rsid="002d0623"/>
    </style:style>
    <style:style style:name="T31" style:family="text">
      <style:text-properties officeooo:rsid="00256a0d"/>
    </style:style>
    <style:style style:name="T32" style:family="text">
      <style:text-properties officeooo:rsid="0025743f"/>
    </style:style>
    <style:style style:name="T33" style:family="text">
      <style:text-properties officeooo:rsid="00278a2d"/>
    </style:style>
    <style:style style:name="T34" style:family="text">
      <style:text-properties officeooo:rsid="00359476"/>
    </style:style>
    <style:style style:name="T35" style:family="text">
      <style:text-properties officeooo:rsid="002c2021"/>
    </style:style>
    <style:style style:name="T36" style:family="text">
      <style:text-properties officeooo:rsid="003756d3"/>
    </style:style>
    <style:style style:name="T37" style:family="text">
      <style:text-properties officeooo:rsid="003894ee"/>
    </style:style>
    <style:style style:name="T38" style:family="text">
      <style:text-properties officeooo:rsid="001c23c7"/>
    </style:style>
    <style:style style:name="T39" style:family="text">
      <style:text-properties officeooo:rsid="001d9fcf"/>
    </style:style>
    <style:style style:name="T40" style:family="text">
      <style:text-properties style:text-underline-style="solid" style:text-underline-width="auto" style:text-underline-color="font-color" fo:font-weight="bold" style:font-weight-asian="bold" style:font-weight-complex="bold"/>
    </style:style>
    <style:style style:name="T41" style:family="text">
      <style:text-properties style:text-underline-style="solid" style:text-underline-width="auto" style:text-underline-color="font-color" fo:font-weight="bold" officeooo:rsid="0024a1ee" style:font-weight-asian="bold" style:font-weight-complex="bold"/>
    </style:style>
    <style:style style:name="T42" style:family="text">
      <style:text-properties style:text-underline-style="solid" style:text-underline-width="auto" style:text-underline-color="font-color" fo:font-weight="bold" officeooo:rsid="002083f0" style:font-weight-asian="bold" style:font-weight-complex="bold"/>
    </style:style>
    <style:style style:name="T43" style:family="text">
      <style:text-properties style:text-underline-style="solid" style:text-underline-width="auto" style:text-underline-color="font-color" fo:font-weight="bold" officeooo:rsid="00253fda" style:font-weight-asian="bold" style:font-weight-complex="bold"/>
    </style:style>
    <style:style style:name="T44" style:family="text">
      <style:text-properties style:text-underline-style="solid" style:text-underline-width="auto" style:text-underline-color="font-color" fo:font-weight="bold" officeooo:rsid="0023bdca" style:font-weight-asian="bold" style:font-weight-complex="bold"/>
    </style:style>
    <style:style style:name="T45" style:family="text">
      <style:text-properties style:text-underline-style="solid" style:text-underline-width="auto" style:text-underline-color="font-color" fo:font-weight="bold" officeooo:rsid="0025743f" style:font-weight-asian="bold" style:font-weight-complex="bold"/>
    </style:style>
    <style:style style:name="T46" style:family="text">
      <style:text-properties style:text-underline-style="solid" style:text-underline-width="auto" style:text-underline-color="font-color" fo:font-weight="bold" officeooo:rsid="00207bab" style:font-weight-asian="bold" style:font-weight-complex="bold"/>
    </style:style>
    <style:style style:name="T47" style:family="text">
      <style:text-properties fo:font-style="italic" fo:font-weight="bold" officeooo:rsid="0030abde" style:font-style-asian="italic" style:font-weight-asian="bold" style:font-style-complex="italic" style:font-weight-complex="bold"/>
    </style:style>
    <style:style style:name="T48" style:family="text">
      <style:text-properties fo:font-style="italic" fo:font-weight="bold" officeooo:rsid="002574c1" style:font-style-asian="italic" style:font-weight-asian="bold" style:font-style-complex="italic" style:font-weight-complex="bold"/>
    </style:style>
    <style:style style:name="T49" style:family="text">
      <style:text-properties fo:font-weight="normal" officeooo:rsid="0024a1ee" style:font-weight-asian="normal" style:font-weight-complex="normal"/>
    </style:style>
    <style:style style:name="T50" style:family="text">
      <style:text-properties fo:font-weight="normal" officeooo:rsid="002083f0" style:font-weight-asian="normal" style:font-weight-complex="normal"/>
    </style:style>
    <style:style style:name="T51" style:family="text">
      <style:text-properties officeooo:rsid="00207bab"/>
    </style:style>
    <style:style style:name="T52" style:family="text">
      <style:text-properties fo:font-size="12pt" fo:font-weight="bold" style:font-size-asian="14pt" style:font-weight-asian="bold" style:font-size-complex="14pt" style:font-weight-complex="bold"/>
    </style:style>
    <style:style style:name="T53" style:family="text">
      <style:text-properties fo:font-size="12pt" fo:font-weight="bold" officeooo:rsid="001d9fcf" style:font-size-asian="14pt" style:font-weight-asian="bold" style:font-size-complex="14pt" style:font-weight-complex="bold"/>
    </style:style>
    <style:style style:name="T54" style:family="text">
      <style:text-properties officeooo:rsid="000f7677"/>
    </style:style>
    <style:style style:name="T55" style:family="text">
      <style:text-properties officeooo:rsid="00177a4c"/>
    </style:style>
    <style:style style:name="T56" style:family="text">
      <style:text-properties officeooo:rsid="001d255c"/>
    </style:style>
    <style:style style:name="T57" style:family="text">
      <style:text-properties officeooo:rsid="0060f379"/>
    </style:style>
    <style:style style:name="T58" style:family="text">
      <style:text-properties officeooo:rsid="001e2731"/>
    </style:style>
    <style:style style:name="T59" style:family="text">
      <style:text-properties officeooo:rsid="007823ee"/>
    </style:style>
    <style:style style:name="T60" style:family="text">
      <style:text-properties officeooo:rsid="006084b6"/>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Documentazione della prima parte del progetto di D'Antuono Pietro e Ruocco Giovanni</text:p>
      <text:p text:style-name="P26"/>
      <text:p text:style-name="P11"><text:span text:style-name="T5">Introduzione:</text:span></text:p>
      <text:p text:style-name="P11">L'applicazione richiesta deve gestire un campionato mondiale di automobili, caratterizzando ogni aspetto relativo quest'ultimo e ai circuiti, alle gare e alle scuderie che vi prendono parte.</text:p>
      <text:p text:style-name="P11">Un'applicazione di questo tipo caratterizza non<text:span text:style-name="T4"> solo le categorie di piloti che formano l’equipaggio ma anche le vetture e le componenti di cui sono dotate.</text:span></text:p>
      <text:p text:style-name="P11">Una vettura che partecipa <text:span text:style-name="T4">ad una gara conseguirà dei punti a seconda della sua posizione ricoperta al termine della stessa, </text:span>dunque sarà necessario <text:span text:style-name="T4">memorizzare i risultati conseguiti da ciascuna vettura nel corso delle gare di una stagione.</text:span></text:p>
      <text:p text:style-name="P1">I piloti possono essere membri dell’equipaggio e finanziatori della scuderia stessa. Quest’ultima si dota di autovetture, le quali sono assemblate a partire da diversi componenti, prodotti da costruttori diversi.</text:p>
      <text:p text:style-name="P1"/>
      <text:p text:style-name="P27">A. Gestione del campionato:</text:p>
      <text:list xml:id="list1783597050" text:style-name="L2">
        <text:list-item>
          <text:p text:style-name="P2">Registrazione di una nuova gara al campionato.</text:p>
        </text:list-item>
        <text:list-item>
          <text:p text:style-name="P2">Assegnazione della gara al circuito nel quale si svolge.</text:p>
        </text:list-item>
        <text:list-item>
          <text:p text:style-name="P2">Iscrizione delle vetture di una scuderia al campionato.</text:p>
        </text:list-item>
        <text:list-item>
          <text:p text:style-name="P2">Visualizzazione dei risultati ottenuti da ciascuna vettura.</text:p>
        </text:list-item>
      </text:list>
      <text:p text:style-name="P27">B. Gestione delle scuderie:</text:p>
      <text:list xml:id="list4153558395" text:style-name="L4">
        <text:list-item>
          <text:p text:style-name="P3">Assegnamento delle vetture alle scuderie che le gestiscono.</text:p>
        </text:list-item>
        <text:list-item>
          <text:p text:style-name="P3">Gestione dei finanziatori e dei finanziamenti ottenuti dalla scuderia.</text:p>
        </text:list-item>
      </text:list>
      <text:p text:style-name="P27">C. Gestione delle vetture:</text:p>
      <text:list xml:id="list2147483274" text:style-name="L5">
        <text:list-item>
          <text:p text:style-name="P4">Scelta delle componenti di cui è caratterizzata una vettura.</text:p>
        </text:list-item>
        <text:list-item>
          <text:p text:style-name="P4">Tracciamento dei costruttori responsabili per la creazione delle componenti.</text:p>
        </text:list-item>
        <text:list-item>
          <text:p text:style-name="P4">Acquisto della vettura da parte di una scuderia.</text:p>
        </text:list-item>
        <text:list-item>
          <text:p text:style-name="P4">Affidamento della vettura ad un equipaggio di piloti.</text:p>
        </text:list-item>
      </text:list>
      <text:p text:style-name="P1"/>
      <text:p text:style-name="P27">Occorre gestire le seguenti macro-operazioni:</text:p>
      <text:list xml:id="list4251918415" text:style-name="L6">
        <text:list-item>
          <text:p text:style-name="P5">Registrazione dei dati relativi alle gare e ai circuiti.</text:p>
        </text:list-item>
        <text:list-item>
          <text:p text:style-name="P5">Gestione delle vetture e delle loro componenti prodotte dai costruttori.</text:p>
        </text:list-item>
        <text:list-item>
          <text:p text:style-name="P5">Gestione dei finanziamenti ottenuti da ciascuna scuderia.</text:p>
        </text:list-item>
        <text:list-item>
          <text:p text:style-name="P5">Analisi dei risultati conseguiti da ciascuna vettura.</text:p>
        </text:list-item>
        <text:list-item>
          <text:p text:style-name="P5">Statistiche del campionato in funzione dei piloti e delle vetture partecipanti.</text:p>
        </text:list-item>
        <text:list-item>
          <text:p text:style-name="P5">Classifica finale dei punti.</text:p>
        </text:list-item>
      </text:list>
      <text:p text:style-name="P1"/>
      <text:p text:style-name="P28">Descrizione dettagliata:</text:p>
      <text:p text:style-name="P6">Per ogni circuito andrà memorizzato il nome, il paese nel quale risiede, la lunghezza ed il numero di curve di cui dispone. <text:span text:style-name="T13">O</text:span>gni circuito può essere coinvolto in più gare.</text:p>
      <text:p text:style-name="P6"/>
      <text:p text:style-name="P6">Inoltre, per ogni gara è necessario memorizzare:</text:p>
      <text:list xml:id="list1611021723" text:style-name="L7">
        <text:list-item>
          <text:p text:style-name="P7">il nome e la data dell’evento;</text:p>
        </text:list-item>
        <text:list-item>
          <text:p text:style-name="P7">la sua durata espressa in ore;</text:p>
        </text:list-item>
        <text:list-item>
          <text:p text:style-name="P7">il tipo di gara (asciutta o bagnata).</text:p>
        </text:list-item>
      </text:list>
      <text:p text:style-name="P6"/>
      <text:p text:style-name="P6">Le vetture iscritte ad una gara, al termine della stessa, riceveranno dei punti a seconda del loro piazzamento finale. In caso una vettura non completi una gara, è necessario memorizzare il motivo del ritiro (incidente, guasto meccanico, squalifica).</text:p>
      <text:p text:style-name="P6">Le vetture, quando inserite nell’applicazione, dovranno definire il loro numero di gara e il modello di veicolo su cui la vettura è basata. Sarà inoltre necessario specificare i dettagli <text:soft-page-break/>relativi all’equipaggio che guiderà la vettura e la scuderia responsabile per la preparazione del veicolo in vista del campionato.</text:p>
      <text:p text:style-name="P6"/>
      <text:p text:style-name="P6">Ciascuna vettura è assemblata a partire da componenti che sono prodotti da uno specifico costruttore.</text:p>
      <text:list xml:id="list3820350993" text:style-name="L11">
        <text:list-item>
          <text:p text:style-name="P8">Ogni componente è caratterizzato da un codice che lo identifica insieme alla macchina su cui viene installato. Inoltre, ogni componente ha un costo specifico.</text:p>
        </text:list-item>
        <text:list-item>
          <text:p text:style-name="P8">In ogni momento deve essere possibile risalire alla data in cui quel determinato componente è stato installato su una vettura.</text:p>
        </text:list-item>
      </text:list>
      <text:p text:style-name="P6"/>
      <text:p text:style-name="P6">Un componente può essere di tre tipi:</text:p>
      <text:list xml:id="list3292806463" text:style-name="L12">
        <text:list-item>
          <text:p text:style-name="P9">Telaio, per cui è necessario sapere il tipo di materiale di cui è composto ed il suo peso.</text:p>
        </text:list-item>
        <text:list-item>
          <text:p text:style-name="P9">Cambio, che può avere un numero di marce variabile tra 7 e 8.</text:p>
        </text:list-item>
        <text:list-item>
          <text:p text:style-name="P9">Motore, esso può variare in termini di cilindrata espressa, tipo motore (turbo o aspirato) ed il numero di cilindri di cui è composto.</text:p>
        </text:list-item>
      </text:list>
      <text:p text:style-name="P6"/>
      <text:p text:style-name="P6">Di un costruttore è importante sapere il nome, la ragione sociale, la sede della fabbrica, ed il numero di componenti che ha fornito.</text:p>
      <text:p text:style-name="P6"/>
      <text:p text:style-name="P6">L’equipaggio di ciascuna vettura è formato da piloti il cui numero di componenti può essere variabile. <text:span text:style-name="T19">O</text:span><text:span text:style-name="T14">gni equipaggio è formato da piloti di cui è importante sapere i</text:span> dati anagrafici (nome, cognome, data di nascita, nazionalità).</text:p>
      <text:p text:style-name="P6"/>
      <text:p text:style-name="P6">Di un equipaggio possono far parte piloti professionisti e piloti amatori.</text:p>
      <text:list xml:id="list2653250785" text:style-name="L13">
        <text:list-item>
          <text:p text:style-name="P10">I piloti «PRO» sono piloti che hanno alle loro spalle la partecipazione già a diverse gare e per cui è necessario conoscere il numero di licenze possedute.</text:p>
        </text:list-item>
        <text:list-item>
          <text:p text:style-name="P10">I piloti «AM», invece, sono alle loro prime esperienze nei campionati, di loro è importante conoscere la data di acquisizione della prima licenza.</text:p>
          <text:list>
            <text:list-item>
              <text:p text:style-name="P10">Un pilota «AM» può anche essere un «Gentleman Driver», ovvero un pilota senza alcun tipo di esperienza pregressa ma che dispone di una cospicua somma di denaro che sfrutta per finanziare la scuderia e guadagnarsi così un sedile per poter gareggiare.</text:p>
            </text:list-item>
          </text:list>
        </text:list-item>
      </text:list>
      <text:p text:style-name="P6"/>
      <text:p text:style-name="P6">Ogni scuderia è responsabile di una o più vetture <text:span text:style-name="T19">e si deve</text:span> tenere traccia del nome e del paese nel quale è presente la sede principale. Una scuderia potrebbe ricevere o meno dei finanziamenti da parte di «Gentleman Driver», <text:span text:style-name="T19">e </text:span>in <text:span text:style-name="T19">questo</text:span> caso è necessario tenere traccia sia del numero di finanziamenti ottenuti sia la quantità di denaro, a.k.a. quota, ricevuta da ciascun finanziatore.</text:p>
      <text:p text:style-name="P6"/>
      <text:p text:style-name="P29">Analisi della specifica:</text:p>
      <text:p text:style-name="P25"><text:span text:style-name="T52">Sostantiv</text:span><text:span text:style-name="T53">i</text:span><text:span text:style-name="T52">:</text:span></text:p>
      <text:list xml:id="list1421594542" text:style-name="L17">
        <text:list-item>
          <text:p text:style-name="P31"><text:span text:style-name="T1">Circuito (</text:span><text:span text:style-name="T3">Nome</text:span><text:span text:style-name="T1">, Paese, Lunghezza, #</text:span><text:span text:style-name="T2">C</text:span><text:span text:style-name="T1">urve)</text:span></text:p>
        </text:list-item>
      </text:list>
      <text:list xml:id="list3494195818" text:style-name="L15">
        <text:list-item>
          <text:p text:style-name="P13">Gara (<text:span text:style-name="T40">Nome</text:span>, Data, Durata, Tipo)</text:p>
        </text:list-item>
        <text:list-item>
          <text:p text:style-name="P14">Vettura (<text:span text:style-name="T17">Numero di </text:span><text:span text:style-name="T18">gara</text:span><text:span text:style-name="T24">, Modello, </text:span><text:span text:style-name="T25">Punti, </text:span><text:span text:style-name="T23">#Piloti</text:span><text:span text:style-name="T24">)</text:span></text:p>
        </text:list-item>
        <text:list-item>
          <text:p text:style-name="P14">Componente (<text:span text:style-name="T41">Codice </text:span><text:span text:style-name="T42">Componente</text:span><text:span text:style-name="T26">, Costo)</text:span></text:p>
          <text:list>
            <text:list-item>
              <text:p text:style-name="P15">Telaio (Materiale, Peso)</text:p>
            </text:list-item>
            <text:list-item>
              <text:p text:style-name="P15">Cambio (<text:span text:style-name="T27">M</text:span>arc<text:span text:style-name="T28">ia</text:span>)</text:p>
            </text:list-item>
            <text:list-item>
              <text:p text:style-name="P15">Motore (Cilindrata, Tipo, #<text:span text:style-name="T23">C</text:span>ilindri)</text:p>
            </text:list-item>
          </text:list>
        </text:list-item>
        <text:list-item>
          <text:p text:style-name="P14">Costruttore (<text:span text:style-name="T43">Nome</text:span><text:span text:style-name="T29">, Ragione sociale, Sede, #</text:span><text:span text:style-name="T23">C</text:span><text:span text:style-name="T29">omponenti)</text:span></text:p>
        </text:list-item>
        <text:list-item>
          <text:p text:style-name="P16">Pilota (<text:span text:style-name="T44">Codice pilota</text:span><text:span text:style-name="T11">, </text:span><text:span text:style-name="T26">Nome, Cognome, Data di nascita, nazionalità)</text:span></text:p>
          <text:list>
            <text:list-item>
              <text:p text:style-name="P17">PRO <text:span text:style-name="T30">(#</text:span><text:span text:style-name="T23">L</text:span><text:span text:style-name="T30">icenze)</text:span></text:p>
            </text:list-item>
            <text:list-item>
              <text:p text:style-name="P17"><text:soft-page-break/>AM <text:span text:style-name="T30">(Data </text:span><text:span text:style-name="T31">prima licenza</text:span><text:span text:style-name="T30">)</text:span></text:p>
            </text:list-item>
            <text:list-item>
              <text:p text:style-name="P17">Gentleman Driver <text:span text:style-name="T30">(#</text:span><text:span text:style-name="T23">F</text:span><text:span text:style-name="T30">inanziamenti, </text:span><text:span text:style-name="T23">Q</text:span><text:span text:style-name="T30">uota)</text:span></text:p>
            </text:list-item>
          </text:list>
        </text:list-item>
        <text:list-item>
          <text:p text:style-name="P16">Scuderia (<text:span text:style-name="T45">Nome</text:span><text:span text:style-name="T32">, Sede, </text:span><text:span text:style-name="T33">#</text:span><text:span text:style-name="T23">F</text:span><text:span text:style-name="T33">inanziamenti</text:span><text:span text:style-name="T32">)</text:span></text:p>
        </text:list-item>
      </text:list>
      <text:p text:style-name="P12"/>
      <text:p text:style-name="P30">Verb<text:span text:style-name="T38">i</text:span>:</text:p>
      <text:list xml:id="list1087884058" text:style-name="L16">
        <text:list-item>
          <text:p text:style-name="P18">Coinvolto</text:p>
          <text:list>
            <text:list-item>
              <text:p text:style-name="P19"><text:span text:style-name="T34">Coinvolgimento </text:span>[Circuito – Gara]</text:p>
            </text:list-item>
          </text:list>
        </text:list-item>
        <text:list-item>
          <text:p text:style-name="P20">Iscrivere</text:p>
          <text:list>
            <text:list-item>
              <text:p text:style-name="P19"><text:span text:style-name="T34">Iscrizione </text:span>[Gara – Vettura] <text:span text:style-name="T35">(Punteggio, </text:span><text:span text:style-name="T23">Stato fine gara</text:span><text:span text:style-name="T35">)</text:span></text:p>
            </text:list-item>
          </text:list>
        </text:list-item>
        <text:list-item>
          <text:p text:style-name="P21">Guidare</text:p>
          <text:list>
            <text:list-item>
              <text:p text:style-name="P19"><text:span text:style-name="T34">Guida </text:span>[Vettura – Pilota]</text:p>
            </text:list-item>
          </text:list>
        </text:list-item>
        <text:list-item>
          <text:p text:style-name="P22">Prepara</text:p>
          <text:list>
            <text:list-item>
              <text:p text:style-name="P22"><text:span text:style-name="T34">Preparazione </text:span>[Vettura – Scuderia]</text:p>
            </text:list-item>
          </text:list>
        </text:list-item>
        <text:list-item>
          <text:p text:style-name="P24">Costituire</text:p>
          <text:list>
            <text:list-item>
              <text:p text:style-name="P24">Co<text:span text:style-name="T36">mposizione</text:span> [Vettura – Componente] <text:span text:style-name="T37">(Data installazione)</text:span></text:p>
            </text:list-item>
          </text:list>
        </text:list-item>
        <text:list-item>
          <text:p text:style-name="P22">Realizzare</text:p>
          <text:list>
            <text:list-item>
              <text:p text:style-name="P22"><text:span text:style-name="T34">Produzione </text:span>[Componente – Costruttore]</text:p>
            </text:list-item>
          </text:list>
        </text:list-item>
      </text:list>
      <text:p text:style-name="P23"/>
      <text:p text:style-name="P33">Glossario dei termini:</text:p>
      <table:table table:name="Table1" table:style-name="Table1">
        <table:table-column table:style-name="Table1.A" table:number-columns-repeated="3"/>
        <table:table-column table:style-name="Table1.D"/>
        <table:table-row>
          <table:table-cell table:style-name="Table1.A1" office:value-type="string">
            <text:p text:style-name="P34">Termine</text:p>
          </table:table-cell>
          <table:table-cell table:style-name="Table1.A1" office:value-type="string">
            <text:p text:style-name="P34">Descrizione</text:p>
          </table:table-cell>
          <table:table-cell table:style-name="Table1.A1" office:value-type="string">
            <text:p text:style-name="P34">Sinonimi</text:p>
          </table:table-cell>
          <table:table-cell table:style-name="Table1.D1" office:value-type="string">
            <text:p text:style-name="P34">Collegamenti</text:p>
          </table:table-cell>
        </table:table-row>
        <table:table-row>
          <table:table-cell table:style-name="Table1.A2" office:value-type="string">
            <text:p text:style-name="P35">Circuito</text:p>
          </table:table-cell>
          <table:table-cell table:style-name="Table1.A2" office:value-type="string">
            <text:p text:style-name="P36"><text:span text:style-name="T54">Uno dei p</text:span>ercors<text:span text:style-name="T54">i</text:span> lungo cui si svolge una gara.</text:p>
          </table:table-cell>
          <table:table-cell table:style-name="Table1.A2" office:value-type="string">
            <text:p text:style-name="P47"/>
          </table:table-cell>
          <table:table-cell table:style-name="Table1.D2" office:value-type="string">
            <text:p text:style-name="P37">Gara</text:p>
          </table:table-cell>
        </table:table-row>
        <table:table-row>
          <table:table-cell table:style-name="Table1.A2" office:value-type="string">
            <text:p text:style-name="P35">Gara</text:p>
          </table:table-cell>
          <table:table-cell table:style-name="Table1.A2" office:value-type="string">
            <text:p text:style-name="P36"><text:span text:style-name="T54">Un e</text:span>vento a cui prendono parte le vettur<text:span text:style-name="T55">e</text:span>.</text:p>
          </table:table-cell>
          <table:table-cell table:style-name="Table1.A2" office:value-type="string">
            <text:p text:style-name="P47"/>
          </table:table-cell>
          <table:table-cell table:style-name="Table1.D2" office:value-type="string">
            <text:p text:style-name="P37"><text:span text:style-name="T56">Circuito, </text:span>Vettura</text:p>
          </table:table-cell>
        </table:table-row>
        <table:table-row>
          <table:table-cell table:style-name="Table1.A2" office:value-type="string">
            <text:p text:style-name="P38">Vettura</text:p>
          </table:table-cell>
          <table:table-cell table:style-name="Table1.A2" office:value-type="string">
            <text:p text:style-name="P39">Un veicolo <text:span text:style-name="T57">gestito da una scuderia e guid</text:span>ato da un pilota che prende parte ad una gara.</text:p>
          </table:table-cell>
          <table:table-cell table:style-name="Table1.A2" office:value-type="string">
            <text:p text:style-name="P40">Veicolo</text:p>
          </table:table-cell>
          <table:table-cell table:style-name="Table1.D2" office:value-type="string">
            <text:p text:style-name="P37">Pilota, Gara, Componente, Scuderia</text:p>
          </table:table-cell>
        </table:table-row>
        <table:table-row>
          <table:table-cell table:style-name="Table1.A2" office:value-type="string">
            <text:p text:style-name="P38">Componente</text:p>
          </table:table-cell>
          <table:table-cell table:style-name="Table1.A2" office:value-type="string">
            <text:p text:style-name="P36"><text:span text:style-name="T54">Uno degli e</text:span>lement<text:span text:style-name="T54">i</text:span> che costituisce le vetture.</text:p>
          </table:table-cell>
          <table:table-cell table:style-name="Table1.A2" office:value-type="string">
            <text:p text:style-name="P47"/>
          </table:table-cell>
          <table:table-cell table:style-name="Table1.D2" office:value-type="string">
            <text:p text:style-name="P37">Vettura, <text:span text:style-name="T58">Costruttore, </text:span>Motore, Cambio, Telaio</text:p>
          </table:table-cell>
        </table:table-row>
        <table:table-row>
          <table:table-cell table:style-name="Table1.A2" office:value-type="string">
            <text:p text:style-name="P38">Telaio</text:p>
          </table:table-cell>
          <table:table-cell table:style-name="Table1.A2" office:value-type="string">
            <text:p text:style-name="P36">Uno dei componenti di una vettura.</text:p>
          </table:table-cell>
          <table:table-cell table:style-name="Table1.A2" office:value-type="string">
            <text:p text:style-name="P47"/>
          </table:table-cell>
          <table:table-cell table:style-name="Table1.D2" office:value-type="string">
            <text:p text:style-name="P37">Componente</text:p>
          </table:table-cell>
        </table:table-row>
        <table:table-row>
          <table:table-cell table:style-name="Table1.A2" office:value-type="string">
            <text:p text:style-name="P38">Cambio</text:p>
          </table:table-cell>
          <table:table-cell table:style-name="Table1.A2" office:value-type="string">
            <text:p text:style-name="P36">Uno dei componenti di una vettura.</text:p>
          </table:table-cell>
          <table:table-cell table:style-name="Table1.A2" office:value-type="string">
            <text:p text:style-name="P47"/>
          </table:table-cell>
          <table:table-cell table:style-name="Table1.D2" office:value-type="string">
            <text:p text:style-name="P37">Componente</text:p>
          </table:table-cell>
        </table:table-row>
        <table:table-row>
          <table:table-cell table:style-name="Table1.A2" office:value-type="string">
            <text:p text:style-name="P38">Motore</text:p>
          </table:table-cell>
          <table:table-cell table:style-name="Table1.A2" office:value-type="string">
            <text:p text:style-name="P36">Uno dei componenti di una vettura.</text:p>
          </table:table-cell>
          <table:table-cell table:style-name="Table1.A2" office:value-type="string">
            <text:p text:style-name="P47"/>
          </table:table-cell>
          <table:table-cell table:style-name="Table1.D2" office:value-type="string">
            <text:p text:style-name="P37">Componente</text:p>
          </table:table-cell>
        </table:table-row>
        <table:table-row>
          <table:table-cell table:style-name="Table1.A2" office:value-type="string">
            <text:p text:style-name="P38">Costruttore</text:p>
          </table:table-cell>
          <table:table-cell table:style-name="Table1.A2" office:value-type="string">
            <text:p text:style-name="P41">Una delle aziende che si occupa della produzione di componenti.</text:p>
          </table:table-cell>
          <table:table-cell table:style-name="Table1.A2" office:value-type="string">
            <text:p text:style-name="P42">Azienda</text:p>
          </table:table-cell>
          <table:table-cell table:style-name="Table1.D2" office:value-type="string">
            <text:p text:style-name="P37">Componente</text:p>
          </table:table-cell>
        </table:table-row>
        <table:table-row>
          <table:table-cell table:style-name="Table1.A2" office:value-type="string">
            <text:p text:style-name="P38">Pilota</text:p>
          </table:table-cell>
          <table:table-cell table:style-name="Table1.A2" office:value-type="string">
            <text:p text:style-name="P43">Una persona che gareggia a bordo di una vettura.</text:p>
          </table:table-cell>
          <table:table-cell table:style-name="Table1.A2" office:value-type="string">
            <text:p text:style-name="P47"/>
          </table:table-cell>
          <table:table-cell table:style-name="Table1.D2" office:value-type="string">
            <text:p text:style-name="P37">Vettura, PRO, AM</text:p>
          </table:table-cell>
        </table:table-row>
        <text:soft-page-break/>
        <table:table-row>
          <table:table-cell table:style-name="Table1.A2" office:value-type="string">
            <text:p text:style-name="P38">PRO</text:p>
          </table:table-cell>
          <table:table-cell table:style-name="Table1.A2" office:value-type="string">
            <text:p text:style-name="P44">Una delle categorie di pilota, che possiede grande esperienza.</text:p>
          </table:table-cell>
          <table:table-cell table:style-name="Table1.A2" office:value-type="string">
            <text:p text:style-name="P47"/>
          </table:table-cell>
          <table:table-cell table:style-name="Table1.D2" office:value-type="string">
            <text:p text:style-name="P37">Pilota</text:p>
          </table:table-cell>
        </table:table-row>
        <table:table-row>
          <table:table-cell table:style-name="Table1.A2" office:value-type="string">
            <text:p text:style-name="P38">AM</text:p>
          </table:table-cell>
          <table:table-cell table:style-name="Table1.A2" office:value-type="string">
            <text:p text:style-name="P44">Una delle categorie di pilota, che possiede poca esperienza.</text:p>
          </table:table-cell>
          <table:table-cell table:style-name="Table1.A2" office:value-type="string">
            <text:p text:style-name="P47"/>
          </table:table-cell>
          <table:table-cell table:style-name="Table1.D2" office:value-type="string">
            <text:p text:style-name="P37">Pilota, Gentleman Driver</text:p>
          </table:table-cell>
        </table:table-row>
        <table:table-row>
          <table:table-cell table:style-name="Table1.A2" office:value-type="string">
            <text:p text:style-name="P38">Gentleman Driver</text:p>
          </table:table-cell>
          <table:table-cell table:style-name="Table1.A2" office:value-type="string">
            <text:p text:style-name="P44">Una delle categorie di pilota, che non possiede esperienza.</text:p>
          </table:table-cell>
          <table:table-cell table:style-name="Table1.A2" office:value-type="string">
            <text:p text:style-name="P47"/>
          </table:table-cell>
          <table:table-cell table:style-name="Table1.D2" office:value-type="string">
            <text:p text:style-name="P37">AM</text:p>
          </table:table-cell>
        </table:table-row>
        <table:table-row>
          <table:table-cell table:style-name="Table1.A2" office:value-type="string">
            <text:p text:style-name="P45">Scuderia</text:p>
          </table:table-cell>
          <table:table-cell table:style-name="Table1.A2" office:value-type="string">
            <text:p text:style-name="P46">Un complesso <text:span text:style-name="T59">organizzato che comprende </text:span>le vetture <text:span text:style-name="T60">che gestisce</text:span>.</text:p>
          </table:table-cell>
          <table:table-cell table:style-name="Table1.A2" office:value-type="string">
            <text:p text:style-name="P47"/>
          </table:table-cell>
          <table:table-cell table:style-name="Table1.D2" office:value-type="string">
            <text:p text:style-name="P37">Vettura</text:p>
          </table:table-cell>
        </table:table-row>
      </table:table>
      <text:p text:style-name="P32"/>
      <text:p text:style-name="P3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8T07:31:19.585075910</meta:creation-date>
    <dc:date>2023-11-28T08:03:23.907976608</dc:date>
    <meta:editing-duration>PT32M</meta:editing-duration>
    <meta:editing-cycles>12</meta:editing-cycles>
    <meta:generator>LibreOffice/7.3.7.2$Linux_X86_64 LibreOffice_project/30$Build-2</meta:generator>
    <meta:document-statistic meta:table-count="1" meta:image-count="0" meta:object-count="0" meta:page-count="4" meta:paragraph-count="122" meta:word-count="1074" meta:character-count="6821" meta:non-whitespace-character-count="5915"/>
  </office:meta>
</office:document-meta>
</file>